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Marathi1" svg:font-family="'Lohit Marathi'"/>
    <style:font-face style:name="Liberation Serif" svg:font-family="'Liberation Serif', 'Times New Roman'" style:font-family-generic="roman"/>
    <style:font-face style:name="Liberation Sans1" svg:font-family="'Liberation Sans'" style:font-pitch="variable"/>
    <style:font-face style:name="Lohit Marathi" svg:font-family="'Lohit Marathi'" style:font-pitch="variable"/>
    <style:font-face style:name="Roboto" svg:font-family="Roboto"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roman" style:font-pitch="variable"/>
    <style:font-face style:name="Roboto1" svg:font-family="Roboto" style:font-family-generic="roman" style:font-pitch="variable"/>
    <style:font-face style:name="DejaVu Sans1" svg:font-family="'DejaVu Sans'" style:font-family-generic="system" style:font-pitch="variable"/>
    <style:font-face style:name="Liberation Serif3" svg:font-family="'Liberation Serif', 'Times New Roman'" style:font-family-generic="system" style:font-pitch="variable"/>
    <style:font-face style:name="Lohit Devanagari1" svg:font-family="'Lohit Devanagari'" style:font-family-generic="system" style:font-pitch="variable"/>
    <style:font-face style:name="Lohit Marathi2" svg:font-family="'Lohit Marath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8" style:family="graphic" style:parent-style-name="standard">
      <style:graphic-properties draw:stroke="none" draw:fill="none" draw:fill-color="#ffffff" draw:auto-grow-height="true" fo:min-height="13.114cm"/>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1.897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9.007cm"/>
      <style:paragraph-properties style:writing-mode="lr-tb"/>
    </style:style>
    <style:style style:name="pr5" style:family="presentation" style:parent-style-name="Sub_20_Headline-notes">
      <style:graphic-properties fo:min-height="8.059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9.481cm"/>
      <style:paragraph-properties style:writing-mode="lr-tb"/>
    </style:style>
    <style:style style:name="pr8" style:family="presentation" style:parent-style-name="Sub_20_Headline-notes">
      <style:graphic-properties fo:min-height="10.429cm"/>
      <style:paragraph-properties style:writing-mode="lr-tb"/>
    </style:style>
    <style:style style:name="pr9" style:family="presentation" style:parent-style-name="Sub_20_Headline-notes">
      <style:graphic-properties fo:min-height="7.111cm"/>
      <style:paragraph-properties style:writing-mode="lr-tb"/>
    </style:style>
    <style:style style:name="pr10" style:family="presentation" style:parent-style-name="Sub_20_Headline-notes">
      <style:graphic-properties fo:min-height="8.533cm"/>
      <style:paragraph-properties style:writing-mode="lr-tb"/>
    </style:style>
    <style:style style:name="pr11" style:family="presentation" style:parent-style-name="Sub_20_Headline-notes">
      <style:graphic-properties fo:min-height="11.851cm"/>
      <style:paragraph-properties style:writing-mode="lr-tb"/>
    </style:style>
    <style:style style:name="pr12" style:family="presentation" style:parent-style-name="Sub_20_Headline-notes">
      <style:graphic-properties fo:min-height="17.539cm"/>
      <style:paragraph-properties style:writing-mode="lr-tb"/>
    </style:style>
    <style:style style:name="pr13" style:family="presentation" style:parent-style-name="Sub_20_Headline-notes">
      <style:graphic-properties fo:min-height="13.747cm"/>
      <style:paragraph-properties style:writing-mode="lr-tb"/>
    </style:style>
    <style:style style:name="pr14" style:family="presentation" style:parent-style-name="Sub_20_Headline-notes">
      <style:graphic-properties fo:min-height="3.793cm"/>
      <style:paragraph-properties style:writing-mode="lr-tb"/>
    </style:style>
    <style:style style:name="pr15" style:family="presentation" style:parent-style-name="Sub_20_Headline-notes">
      <style:graphic-properties fo:min-height="4.741cm"/>
      <style:paragraph-properties style:writing-mode="lr-tb"/>
    </style:style>
    <style:style style:name="pr16"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fo:margin-left="0cm" fo:margin-right="0cm" fo:text-indent="0cm" style:writing-mode="lr-tb"/>
      <style:text-properties fo:font-variant="normal" fo:text-transform="none" style:use-window-font-color="true" loext:opacity="0%" style:text-outline="false" style:text-line-through-style="none" style:text-line-through-type="none" style:font-name="Liberation Sans" fo:font-size="20pt" fo:language="uk" fo:country="UA" fo:font-style="normal" fo:text-shadow="none" style:text-underline-style="none" fo:font-weight="normal" style:letter-kerning="true" fo:background-color="transparent" style:font-name-asian="DejaVu Sans1" style:font-size-asian="20pt" style:font-style-asian="normal" style:font-weight-asian="normal" style:font-name-complex="DejaVu Sans1" style:font-size-complex="20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it" fo:country="IT" fo:font-style="normal" fo:text-shadow="none" style:text-underline-style="none" fo:font-weight="normal" style:letter-kerning="true" fo:background-color="transparent" style:font-name-asian="DejaVu Sans1" style:font-size-asian="20pt" style:font-style-asian="normal" style:font-weight-asian="normal" style:font-name-complex="DejaVu Sans1" style:font-size-complex="20pt" style:font-style-complex="normal" style:font-weight-complex="normal" style:text-emphasize="none" style:font-relief="none" style:text-overline-style="none" style:text-overline-color="font-color"/>
    </style:style>
    <style:style style:name="T2" style:family="text">
      <style:text-properties fo:font-size="30pt" fo:font-weight="bold" style:font-size-asian="30pt" style:font-weight-asian="bold" style:font-size-complex="30pt" style:font-weight-complex="bold"/>
    </style:style>
    <style:style style:name="T3" style:family="text">
      <style:text-properties fo:font-size="14pt" fo:language="en" fo:country="U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 presentation:class="page"/>
          <draw:frame presentation:style-name="pr2" draw:text-style-name="P2" draw:layer="layout" svg:width="16.799cm" svg:height="1.897cm" svg:x="2.1cm" svg:y="14.107cm" presentation:class="notes" presentation:user-transformed="true">
            <draw:text-box>
              <text:p># ADA &amp; ZANGEMANN</text:p>
              <text:p/>
              <text:p>## Una fiaba che parla di software, skateboard e gelato al lampone</text:p>
              <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 presentation:class="page"/>
          <draw:frame presentation:style-name="pr3" draw:text-style-name="P2" draw:layer="layout" svg:width="16.799cm" svg:height="5.689cm" svg:x="2.1cm" svg:y="14.107cm" presentation:class="notes" presentation:user-transformed="true">
            <draw:text-box>
              <text:p>C’era una volta una bambina di nome Ada. La sua famiglia era così povera che tutti i loro risparmi potevano essere messi in una scatola di biscotti. Non avevano soldi per vivere in una casa vera. Ada, la sua mamma e il suo fratellino Alan vivevano in una baracca vicino ad una discarica nella periferia della città.</text:p>
              <text:p/>
              <text:p>Lontano, dall’altra parte della città, viveva un famoso inventore di nome Zangemann. Era immensamente ricco. Nessun foglio di carta di questo mondo era abbastanza grande per poterci scrivere l’ammontare del suo conto in banca, con tutti i numeri e gli zeri. Viveva in una grande casa con piscina e scivoli d’acqua, un sacco di scale e torri, centinaia di finestre e così tante stanze che lui stesso vi si perdeva sistematicamente. La villa di Zangemann era in alto su una collina, da dove poteva vedere tutta la città.</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3" presentation:class="page"/>
          <draw:frame presentation:style-name="pr4" draw:text-style-name="P2" draw:layer="layout" svg:width="16.799cm" svg:height="9.007cm" svg:x="2.1cm" svg:y="14.107cm" presentation:class="notes" presentation:user-transformed="true">
            <draw:text-box>
              <text:p>I computer avevano sempre affascinato Zangemann fin da bambino. Ai tempi, i computer erano macchine enormi con molti cavi e ventilatori rumorosi. A scuola, il piccolo Zangemann sognava spesso tutte le cose che avrebbe potuto fare con i computer se fossero stati solo un po’ più piccoli, abbastanza piccoli da poter farceli stare in altri dispositivi. Sapeva bene cosa avrebbe fatto. Prima di tutto, avrebbe installato un computer sul suo skateboard, in modo che questi avesse potuto fare un bel rumore mentre lo si guidava, come la sirena dei vigili del fuoco o come il lancio di un razzo. Avrebbe inventato una macchina per il gelato per miscelare i gusti più incredibili e venderli automaticamente! Le macchine sarebbero state posizionate all’angolo di ogni strada e lui avrebbe potuto avere il gelato al suo gusto preferito ogni volta che ne avesse avuto voglia. Avrebbe costruito inoltre un robot per la pulizia e una macchina per lo smistamento dei blocchetti per le costruzioni, in modo che la sua camera fosse stata sempre pulita e ordinata. Zangemann aveva nuove idee come queste ogni giorno e non riusciva a pensare a nient’altro.</text:p>
              <text:p/>
              <text:p>Più Zangemann diventava grande, più i computer diventavano piccoli. Quando finalmente ebbe finito gli anni della scuola, i computer erano diventati così piccoli che si potevano mettere nella tasca dei pantaloni. Il più piccolo ci stava anche sulla punta di un dito.</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4" presentation:class="page"/>
          <draw:frame presentation:style-name="pr5" draw:text-style-name="P2" draw:layer="layout" svg:width="16.799cm" svg:height="8.059cm" svg:x="2.1cm" svg:y="14.107cm" presentation:class="notes" presentation:user-transformed="true">
            <draw:text-box>
              <text:p>«Posso finalmente realizzare tutte le mie idee!» esultò Zangemann, e così si mise subito al lavoro. Trovò il modo di mettere il piccolo computer in tutti i tipi di dispositivi per renderli ancora più divertenti e utili. E poi vendette le sue invenzioni.</text:p>
              <text:p/>
              <text:p><text:span text:style-name="T1">Grandi e piccini amavano le sue invenzioni. Tutti i bambini volevano avere uno skateboard di Zangemann con incorporato l’ultimo rombo per poterlo mostrare ai loro amici nel cortile della scuola, molti possedevano anche i suoi pratici altoparlanti portatili che riproducevano istantaneamente qualsiasi canzone si fosse in grado di nominare. E, se per caso fosse rimasto qualche soldo in tasca, nel pomeriggio </text:span>potevano mangiare un gelato mescolato automaticamente da una delle macchine-mischia-gelato originali Zangemann. Sembrava una cosa magica, ma in realtà tutto questo era possibile grazie al piccolo computer che Zangemann aveva incorporato nei dispositivi.</text:p>
              <text:p/>
              <text:p><text:span text:style-name="T1">Queste invenzioni erano molto popolari a</text:span>nche alla scuola di Ada, tanti dei suoi amici se ne andavano in giro su quei fantastici skateboard. Ada era spesso triste, perché sua mamma non poteva comprarle nessuna di quelle cose: niente skateboard, niente altoparlanti, niente gelato.</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5" presentation:class="page"/>
          <draw:frame presentation:style-name="pr6" draw:text-style-name="P3" draw:layer="layout" svg:width="16.799cm" svg:height="13.364cm" svg:x="2.1cm" svg:y="14.107cm" presentation:class="notes" presentation:user-transformed="true">
            <draw:text-box>
              <text:p text:style-name="P2">Per fortuna Ada viveva proprio vicino ad una discarica che era ricca di molte apparecchiature rotte e pezzi arrugginiti. Per gioco Ada metteva insieme questi pezzi per realizzare nuove fantastiche cose: una macchinina senza motore, che lei e il suo fratellino Alan utilizzavano per sfrecciare giù dalle colline, un mulino a vento, o dei terrificanti mostri di spazzatura, che poi avrebbero combattuto insieme. Trovava anche molti oggetti utili, tra cui un vecchio cellulare con lo schermo crepato. Ada pensò che avrebbe potuto aggiustarlo e, anche se nella discarica non c’era Internet, avrebbe poi potuto connettersi da qualche altra parte.</text:p>
              <text:p text:style-name="P2"/>
              <text:p text:style-name="P2">Ada era così entusiasta nel trovare e riparare cose rotte dalla discarica che si dimenticò completamente degli skateboard e del gelato.</text:p>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6" presentation:class="page"/>
          <draw:frame presentation:style-name="pr7" draw:text-style-name="P2" draw:layer="layout" svg:width="16.799cm" svg:height="9.481cm" svg:x="2.1cm" svg:y="14.107cm" presentation:class="notes" presentation:user-transformed="true">
            <draw:text-box>
              <text:p>Dal momento che tutti compravano le sue invenzioni, Zangemann diventò presto l’uomo più ricco di tutto il mondo. Con tutti i suoi soldi, acquistò un enorme computer d’oro con una tastiera di pietre preziose e lo mise nella stanza più grande della sua villa. Da qui, tramite Internet, avrebbe potuto controllare tutti i piccoli computer inseriti nelle sue invenzioni.</text:p>
              <text:p/>
              <text:p>Tutto quello che doveva fare era premere il pulsante giusto sul computer d’oro, e subito tutte le macchine per il gelato in città producevano solo gelato alla vaniglia. Se Zangemann avesse voluto che la gente mangiasse il gelato al cioccolato, avrebbe premuto la combinazione di tasti per il gelato al gusto di cioccolato. E se avesse dato l’ordine per il gelato al limone, le macchine avrebbero prodotto solo gelato al limone. Zangemann amava le sue invenzioni ed era sempre elettrizzato ogni volta che vedeva quanto le sue macchine funzionassero alla perfezione. A volte le persone erano un po’ deluse che non ci fosse il proprio gusto preferito, ma che cosa avrebbero potuto farci? Al di là di questo dettaglio, c’era comunque gelato in ogni angolo della città.</text:p>
              <text:p/>
              <text:p>Zangemann si divertiva tantissimo a premere i pulsanti scintillanti e guardare la gente mangiare il suo gelato. Ogni giorno trascorreva molte ore davanti al suo computer dorato; e poi guardava giù, verso la città, con un lungo cannocchiale e ammirava quanto egregiamente le sue invenzioni eseguissero i suoi comandi.</text:p>
            </draw:text-box>
          </draw:frame>
        </presentation:notes>
      </draw:page>
      <draw:page draw:name="page7" draw:style-name="dp1" draw:master-page-name="Sub_20_Headline" presentation:presentation-page-layout-name="AL1T1">
        <office:forms form:automatic-focus="false" form:apply-design-mode="false"/>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7" presentation:class="page"/>
          <draw:frame presentation:style-name="pr8" draw:text-style-name="P2" draw:layer="layout" svg:width="16.799cm" svg:height="10.429cm" svg:x="2.1cm" svg:y="14.107cm" presentation:class="notes" presentation:user-transformed="true">
            <draw:text-box>
              <text:p>Quando non era seduto di fronte al suo computer dorato, Zangemann inseriva il suo piccolo computer in nuovi dispositivi e poi li vendeva. Costruì delle lavatrici che inviavano un messaggio sul cellulare quando il bucato era finito, aspirapolvere che suonavano musica allegra invece di produrre rumore, lampade che si accendevano e si spegnevano con lo schiocco delle dita e auto che ti dicevano, mentre stavi guidando, dove si trovava il supermercato più vicino.</text:p>
              <text:p/>
              <text:p>Molto presto, venne installato un computer di Zangemann su quasi tutti i dispositivi del mondo. Non tutte le sue invenzioni erano però così utili come avrebbero potuto sembrare a prima vista, ma la gente le comprava comunque. Era semplicemente così. Tutti volevano avere gli strumenti fabbricati da Zangemann, il più grande inventore del mondo.</text:p>
              <text:p/>
              <text:p>Un giorno Zangemann pensò: «Oggi voglio guardare da vicino le mie invenzioni!». Mise quindi via il suo grande cannocchiale e scese le scale verso la città pieno di aspettative al pensiero di ammirare le sue fantastiche invenzioni.</text:p>
              <text:p/>
              <text:p>«Magari una breve passeggiata potrebbe portarmi anche nuove idee, perché, ad essere onesti, le mie ultime invenzioni non sono più così utili come quelle di una volta» pensò Zangemann. «Ma le mie macchine per il gelato sono e rimangono insuperabili» pensò subito dopo ammirando orgogliosamente un gruppo di persone che stavano leccando il gelato al cocco – la varietà del giorno.</text:p>
              <text:p/>
            </draw:text-box>
          </draw:frame>
        </presentation:notes>
      </draw:page>
      <draw:page draw:name="page8"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8" presentation:class="page"/>
          <draw:frame presentation:style-name="pr9" draw:text-style-name="P2" draw:layer="layout" svg:width="16.799cm" svg:height="7.585cm" svg:x="2.1cm" svg:y="14.107cm" presentation:class="notes" presentation:user-transformed="true">
            <draw:text-box>
              <text:p>Era completamente preso dai suoi pensieri quando improvvisamente – BUUM! – con una forza inaudita qualcosa si schiantò contro i suoi stinchi.</text:p>
              <text:p/>
              <text:p>Zangemann urlò e si guardò intorno per capire cosa fosse successo. Di fronte a lui c’era un bambino, completamente atterrito, che teneva uno skateboard originale Zangemann sotto il braccio. «Mi scusi, non volevo venirle addosso» balbettò, ma Zangemann non lo ascoltò nemmeno.</text:p>
              <text:p/>
              <text:p>Furioso, Zangemann si allontanò zoppicando e all’improvviso sentì una musica molto forte. Non aveva mai udito niente di così orribile. Si guardò intorno e vide che la musica usciva da uno degli altoparlanti che aveva inventato, in mano ad un bambino dall’altra parte della strada. Il bambino sembrava apprezzare la musica, che però faceva venire a Zangemann un terribile mal di testa, peggiorando ulteriormente il suo umore. Non avrebbe mai immaginato che la sua passeggiata sarebbe finita in quel modo!</text:p>
              <text:p/>
              <text:p/>
            </draw:text-box>
          </draw:frame>
        </presentation:notes>
      </draw:page>
      <draw:page draw:name="page9" draw:style-name="dp1" draw:master-page-name="Sub_20_Headline" presentation:presentation-page-layout-name="AL1T1">
        <office:forms form:automatic-focus="false" form:apply-design-mode="false"/>
        <draw:g>
          <draw:frame draw:style-name="gr1" draw:text-style-name="P1" draw:layer="layout" svg:width="15.315cm" svg:height="15.749cm" svg:x="13.49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g>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9" presentation:class="page"/>
          <draw:frame presentation:style-name="pr6" draw:text-style-name="P3" draw:layer="layout" svg:width="16.799cm" svg:height="13.364cm" svg:x="2.1cm" svg:y="14.107cm" presentation:class="notes" presentation:user-transformed="true">
            <draw:text-box>
              <text:p text:style-name="P2">Zangemann era enormemente infuriato con i due bambini: come potevano usare le sue invenzioni in modo così sbagliato? Nel bel mezzo della notte, non riuscendo a dormire, si sedette davanti al suo computer dorato e diede il comando a tutti i minicomputer negli skateboard di non poter andare più sui marciapiedi. Ordinò al piccolo computer inserito nelle casse di riprodurre solo musica a basso volume, ad eccezione della sua musica preferita, che immediatamente riprodusse per migliorare il suo umore.</text:p>
            </draw:text-box>
          </draw:frame>
        </presentation:notes>
      </draw:page>
      <draw:page draw:name="page10" draw:style-name="dp1" draw:master-page-name="Sub_20_Headline" presentation:presentation-page-layout-name="AL1T1">
        <office:forms form:automatic-focus="false" form:apply-design-mode="false"/>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0" presentation:class="page"/>
          <draw:frame presentation:style-name="pr10" draw:text-style-name="P2" draw:layer="layout" svg:width="16.799cm" svg:height="8.533cm" svg:x="2.1cm" svg:y="14.107cm" presentation:class="notes" presentation:user-transformed="true">
            <draw:text-box>
              <text:p>Il giorno dopo alla scuola di Ada c’era un grande fermento. Gli skateboard non funzionavano più sulla strada per andare a scuola, le ruote semplicemente si fermavano. E poi le casse: i bambini non potevano più alzare il volume. Cosa stava succedendo?</text:p>
              <text:p/>
              <text:p>Anche se non aveva nessuna di queste cose, Ada si chiese come mai gli skateboard e gli altoparlanti improvvisamente non funzionavano più come prima, ma non ebbe il tempo di pensarci su molto, perché si mise di nuovo ad armeggiare con le sue cose. Mise insieme alcune parti di tre bici rotte, ne costruì una nuova, la regalò a sua mamma per andare al lavoro in modo da poter risparmiare i soldi del biglietto dell’autobus. Ada costruì poi una cassa per suo fratello, in modo che questi potesse dormire la sera ascoltando delle belle storie, nel caso la mamma non fosse ancora tornata dal lavoro.</text:p>
              <text:p/>
              <text:p>Dopo qualche giorno, tutti si erano già dimenticati di cosa era successo alla scuola di Ada. Gli skateboard non andavano più sui marciapiedi, ma a parte questo funzionavano ancora. E allo stesso modo i bambini giravano in tondo nel cortile della scuola, ascoltando musica tranquilla. Si sentiva però solo una divertente marcetta pomposa che continuava ad essere riprodotta a volume invariato: un po’ misterioso.</text:p>
            </draw:text-box>
          </draw:frame>
        </presentation:notes>
      </draw:page>
      <draw:page draw:name="page11" draw:style-name="dp1" draw:master-page-name="Sub_20_Headline" presentation:presentation-page-layout-name="AL1T1">
        <office:forms form:automatic-focus="false" form:apply-design-mode="false"/>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frame presentation:style-name="pr11" draw:text-style-name="P2" draw:layer="layout" svg:width="16.799cm" svg:height="11.851cm" svg:x="2.101cm" svg:y="14.107cm">
            <draw:text-box>
              <text:p>Il giorno preferito di Ada era il mercoledì. Ogni mercoledì la mamma andava a prendere a scuola lei e Alan, e insieme andavano in biblioteca. Ada se la svignava direttamente nel reparto tecnologico. C’erano libri con progetti di costruzione, quelli per condurre esperimenti, e trovò anche quelli con le spiegazioni di come funzionano i vari dispositivi. Nella biblioteca Ada poteva anche navigare con il suo cellulare. Si rese rapidamente conto che c’era un intero mondo da scoprire su Internet. Molte persone condividevano lì le loro idee e i loro consigli su come riparare i vari oggetti per aiutarsi a vicenda.</text:p>
              <text:p/>
              <text:p>In uno di quei pomeriggi, Ada imparò due parole nuove: hardware e software. Hardware era una parola che si riferiva a qualcosa che Ada effettivamente già conosceva, vale a dire i dispositivi elettronici con cui aveva smanettato e che poteva prendere in mano e giocarci. La parola software era invece completamente nuova per Ada. Scoprì presto che questa parola significava un insieme di istruzioni con cui era possibile controllare i dispositivi o i computer. In alcuni libri, queste istruzioni venivano chiamate programmi o codice. Con un programma per il computer si potrebbe, ad esempio, dire ad un altoparlante quale canzone debba essere suonata e a che volume.</text:p>
              <text:p/>
              <text:p>La cosa più bella delle nuove scoperte di Ada era che si poteva smanettare con il software proprio come faceva con l’hardware. Sull’hardware si lavorava con martello, trapano e cacciavite, con il software bastava semplicemente scrivere i comandi per l’hardware, uno dopo l’altro. C’era persino un apposito linguaggio: il linguaggio di programmazione. Con il software, Ada poteva far diventare le sue invenzioni ancora più utili. Voleva assolutamente imparare il linguaggio di programmazione!</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2" presentation:class="page"/>
          <draw:frame presentation:style-name="pr11" draw:text-style-name="P2" draw:layer="layout" svg:width="16.799cm" svg:height="11.851cm" svg:x="2.1cm" svg:y="14.107cm" presentation:class="notes" presentation:user-transformed="true">
            <draw:text-box>
              <text:p>Nelle settimane successive, Ada trascorse i suoi pomeriggi in biblioteca. Trovò libri e siti web che spiegavano come funzionava il linguaggio di programmazione e il codice. Le sembrava un po’ come se stesse imparando un linguaggio segreto, o come se stesse studiando il vocabolario a scuola. Ada divorò tutte le informazioni. Il suo primo programma avrebbe dovuto fare qualcosa di semplice: «Fai lampeggiare questa lampadina!».</text:p>
              <text:p/>
              <text:p>Certo, voleva provarlo per vedere se funzionava per davvero! Alla discarica collegò il suo cellulare ad una piccola lampadina a LED, poi digitò sul suo cellulare le linee del programma che aveva preparato…</text:p>
              <text:p/>
              <text:p>Non accadde nulla. Ada cominciò a riflettere su dove avrebbe potuto essere l’errore. Fece alcuni piccoli cambiamenti, lo provò di nuovo e.... «Sssììì!», la lampadina cominciò a lampeggiare: accesa, spenta, accesa, spenta. Ada guardò meravigliata il LED lampeggiante. Aveva scritto il suo primo programma!</text:p>
              <text:p/>
              <text:p>Ada era totalmente su di giri. Immaginava tutte le grandi cose che avrebbe potuto fare. Se avesse inserito il giusto codice, le sue invenzioni avrebbero fatto esattamente ciò che voleva lei. Non era una cosa così facile, ma, dopo alcune settimane, Ada aveva scritto un programma davvero utile: dare alla cassa di Alan il comando di spegnersi automaticamente mezz’ora dopo che lui fosse andato a dormire.</text:p>
              <text:p/>
              <text:p>Ada ebbe anche un’idea per il prossimo programma che avrebbe scritto. Era una cosa più impegnativa, un vero progetto. Probabilmente avrebbe avuto bisogno di tutte le vacanze estive per realizzarlo… ma non stava più nella pelle!</text:p>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3" presentation:class="page"/>
          <draw:frame presentation:style-name="pr4" draw:text-style-name="P2" draw:layer="layout" svg:width="16.799cm" svg:height="9.007cm" svg:x="2.1cm" svg:y="14.107cm" presentation:class="notes" presentation:user-transformed="true">
            <draw:text-box>
              <text:p>Zangemann dormì malissimo ogni notte dopo la terribile passeggiata. Quando andava a letto la sera, lo tormentavano grandi preoccupazioni: «Oh no, le mie meravigliose invenzioni! Non può essere che tutti ci giochino e facciano ciò che vogliono. Quante cose che potrebbero finire male! In ognuna di esse ci ho messo così tanta cura, fino al più piccolo dettaglio». Zangemann rimuginava e rimuginava e si girava e rigirava tutta la notte nel suo letto senza riuscire a dormire.</text:p>
              <text:p/>
              <text:p>Quando si alzò una mattina con la faccia completamente distrutta, Zangemann prese una decisione. Qualcosa doveva essere cambiato! Si sedette quindi di fronte al suo computer dorato e scrisse un programma dopo l’altro. In questi programmi stabilì esattamente ciò che le sue invenzioni potevano fare e ciò che invece non potevano fare in determinate condizioni. Fine del caos!</text:p>
              <text:p/>
              <text:p>Quando ebbe finito, inviò ai dispositivi delle persone tutti i nuovi programmi trasmettendoli dal suo computer dorato. Zangemann ordinò ai suoi altoparlanti di riprodurre solo la sua musica preferita quando lui era a portata di orecchio, e le macchine per il gelato non avrebbero più erogato il gelato nel pomeriggio. Dopo tutto, i suoi costosi pantaloni avrebbero potuto macchiarsi di gelato mentre andava a fare una passeggiata. Stette tutto il giorno seduto di fronte al computer a digitare e digitare e digitare…</text:p>
            </draw:text-box>
          </draw:frame>
        </presentation:notes>
      </draw:page>
      <draw:page draw:name="page14" draw:style-name="dp1" draw:master-page-name="Sub_20_Headline" presentation:presentation-page-layout-name="AL1T1">
        <office:forms form:automatic-focus="false" form:apply-design-mode="false"/>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14" presentation:class="page"/>
          <draw:frame presentation:style-name="pr8" draw:text-style-name="P2" draw:layer="layout" svg:width="16.799cm" svg:height="10.495cm" svg:x="2.1cm" svg:y="14.107cm" presentation:class="notes" presentation:user-transformed="true">
            <draw:text-box>
              <text:p>Erano già trascorse metà delle vacanze estive. Ada si trovava di fronte al suo grande progetto e aveva qualche grattacapo. Da vecchi componenti, aveva costruito uno skateboard e gli aveva collegato un motore che faceva girare le ruote. Con uno skateboard elettrico, Ada avrebbe potuto sfrecciare ancora più velocemente alla biblioteca o alla discarica dopo la scuola. Super-utile! Ma non funzionò. Appena vi salì sopra e premette il pulsante “Via!”, le ruote si mossero, ma troppo velocemente. Ogni volta che lo skateboard partiva, Ada cadeva giù. E non era una questione di esercizio: semplicemente non funzionava come avrebbe voluto.</text:p>
              <text:p/>
              <text:p>Dopo che Ada cadde sul suo fondoschiena per la centesima volta, decise di andare in biblioteca. Là aveva sempre trovato ciò che le serviva, e infatti trovò su Internet un programma che qualcuno aveva scritto per il proprio scooter elettrico, che aveva la stessa esigenza di partire lentamente. Ada scaricò il programma sul suo cellulare.</text:p>
              <text:p/>
              <text:p>Tornata in discarica, prese alcune parti del codice scaricato e le adattò per il programma del suo skateboard. Cambiò un paio di cose e continuò a smanettarci sopra.</text:p>
              <text:p/>
              <text:p>Dopo diversi tentativi falliti, nell’ultimo giorno delle vacanze, giunse finalmente il momento atteso. Ada accese il suo skateboard e premette nuovamente il pulsante “Via!”: lo skateboard iniziò ad accelerare lentamente e poi cominciò ad andare più velocemente. Aveva funzionato! Provò a frenare: funzionava! Ada si mise a urlare dalla gioia e fece subito un giro al parco.</text:p>
              <text:p/>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5" presentation:class="page"/>
          <draw:frame presentation:style-name="pr5" draw:text-style-name="P2" draw:layer="layout" svg:width="16.799cm" svg:height="8.059cm" svg:x="2.1cm" svg:y="14.107cm" presentation:class="notes" presentation:user-transformed="true">
            <draw:text-box>
              <text:p>Quando, il primo giorno dopo le vacanze, Ada andò a scuola con il suo skateboard, gli altri bambini rimasero stupiti. Durante la ricreazione, Ada era completamente circondata dai compagni di classe incuriositi.</text:p>
              <text:p/>
              <text:p>«Perché tu puoi andare con il tuo skateboard sul marciapiede?» le chiesero.</text:p>
              <text:p/>
              <text:p>Ada ci pensò un attimo: «Non credo che sia colpa del vostro skateboard, ma del software che c’è dentro. Probabilmente il software è stato programmato in modo che gli skateboard non possano andare sul marciapiede. Ma possiamo cambiarlo!».</text:p>
              <text:p/>
              <text:p>La sera Ada tentò di fare le stesse modifiche sullo skateboard del suo compagno di classe Toni. Lavorò di nascosto fino a notte fonda, e il giorno dopo Toni poté di nuovo andare sul marciapiede. Dopo questa modifica, però, il suo skateboard non poteva più fare i suoni che i suoi genitori avevano comprato da Zangemann. Invece, ogni dieci minuti faceva un rumore divertente che assomigliava ad un lungo rutto. Ada sapeva bene che piccoli errori come quello possono sempre spuntare nei programmi. Però lo skateboard ruttante di Toni era in realtà abbastanza divertente.</text:p>
            </draw:text-box>
          </draw:frame>
        </presentation:notes>
      </draw:page>
      <draw:page draw:name="page16" draw:style-name="dp1" draw:master-page-name="Sub_20_Headline" presentation:presentation-page-layout-name="AL1T1">
        <office:forms form:automatic-focus="false" form:apply-design-mode="false"/>
        <draw:g>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6" presentation:class="page"/>
          <draw:frame presentation:style-name="pr6" draw:text-style-name="P3" draw:layer="layout" svg:width="16.799cm" svg:height="13.364cm" svg:x="2.1cm" svg:y="14.107cm" presentation:class="notes" presentation:user-transformed="true">
            <draw:text-box>
              <text:p text:style-name="P2">Sempre più bambini andavano nel pomeriggio da Ada alla discarica, e lei li aiutò a riscrivere i programmi per i loro skateboard. Alcuni erano molto entusiasti di questa nuova scoperta. Che cose incredibili si potevano fare con il codice del software! Volevano imparare tutto ciò che Ada sapeva sui linguaggi di programmazione, e presto anche loro furono in grado di andare con i loro skateboard di nuovo dove volevano.</text:p>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g>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draw:g>
        <presentation:notes draw:style-name="dp2">
          <office:forms form:automatic-focus="false" form:apply-design-mode="false"/>
          <draw:page-thumbnail draw:style-name="gr3" draw:layer="layout" svg:width="0.001cm" svg:height="0.001cm" svg:x="0cm" svg:y="2.257cm" draw:page-number="17" presentation:class="page"/>
          <draw:frame presentation:style-name="pr5" draw:text-style-name="P2" draw:layer="layout" svg:width="16.799cm" svg:height="8.059cm" svg:x="2.1cm" svg:y="14.107cm" presentation:class="notes" presentation:user-transformed="true">
            <draw:text-box>
              <text:p>Ma si poteva fare ancora di più! Con il software avrebbero potuto aggiungere ai loro skateboard nuove fantastiche funzionalità. Marie mise delle luci LED colorate sul suo skateboard, che si illuminavano di colori diversi a seconda della velocità. E Conrad montò delle vecchie eliche sul suo skateboard, per dargli una spinta extra.</text:p>
              <text:p/>
              <text:p>Ada, Toni, Marie e Conrad passarono molti pomeriggi alla discarica. Allestirono anche un vero e proprio laboratorio in cui affinavano per ore i loro programmi, ascoltando nel frattempo la musica dalle casse che Ada aveva costruito per Alan.</text:p>
              <text:p/>
              <text:p>«Le casse di tuo fratello sono molto più forti delle nostre» osservò Toni, che era impegnato a mettere un contachilometri sul suo caschetto. «Sono sicura che anche questo è per via di qualche limitazione imposta dal software» rispose Marie.</text:p>
              <text:p/>
              <text:p>Insieme cambiarono quindi anche il software degli altoparlanti. Poi misero la musica a palla e ballarono insieme a più non posso.</text:p>
              <text:p/>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8" presentation:class="page"/>
          <draw:frame presentation:style-name="pr7" draw:text-style-name="P2" draw:layer="layout" svg:width="16.799cm" svg:height="9.481cm" svg:x="2.1cm" svg:y="14.107cm" presentation:class="notes" presentation:user-transformed="true">
            <draw:text-box>
              <text:p>Ogni giorno Ada e i suoi amici pianificavano insieme il pomeriggio. Da una macchina per il gelato rotta, ne costruirono una nuova che poteva produrre gelato in tutte le forme e colori concepibili. Mangiarono gelato quadrato, gelato a forma di cuore, persino gelato a forma di piramide, gelato alla fragola, gelato al lampone e gelato arcobaleno, e tutti con l’aggiunta di zuccherini e glassa di cioccolato: molto meglio dei gusti prodotti dalle macchine di Zangemann.</text:p>
              <text:p/>
              <text:p>A volte aiutarono anche alcuni adulti che avevano problemi con i loro computer. Toni riprogrammò la stiratrice di suo papà in modo che potesse stirare di nuovo anche le cravatte. Zangemann odiava le cravatte come la peste e aveva proibito ai suoi dispositivi di stirarle. Costruirono un sistema di irrigazione automatico da un vecchio computer e da vecchi tubi per l’autista dell’autobus in modo che le sue piante non morissero di sete durante l’estate. E aiutarono il bidello della scuola a modificare il suo aspirapolvere in modo che riconoscesse automaticamente i giocattoli e non li risucchiasse più.</text:p>
              <text:p/>
              <text:p>Alcune cose le costruirono per puro divertimento, ad esempio la macchina per riprodurre il rumore delle scoregge posta sotto la sedia della loro maestra di matematica, la signora Gernet. Ogni volta che la maestra si sedeva, si sentiva una piccola pernacchia. La signora Gernet li rimproverava, ma Ada era sicura che, sotto sotto, anche alla maestra ogni volta veniva da sorridere.</text:p>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9" draw:text-style-name="P2" draw:layer="layout" svg:width="16.799cm" svg:height="7.111cm" svg:x="2.1cm" svg:y="14.107cm" presentation:class="notes" presentation:user-transformed="true">
            <draw:text-box>
              <text:p>Un giorno Zangemann notò che alcuni computer non rispondevano più ai suoi comandi. Era terribilmente sconvolto, tanto che gli usciva il fumo dalle orecchie per la rabbia. Chiamò immediatamente il Presidente e gridò con voce tuonante: «Qualcuno sta riscrivendo i programmi nei miei dispositivi. Non possono farlo, dopotutto sono le mie invenzioni. E sarebbe anche troppo pericoloso se tutti potessero fare quello che vogliono con i computer. Bisogna fare una legge che proibisca tutto ciò!».</text:p>
              <text:p/>
              <text:p>Il Presidente non voleva contraddire Zangemann. Tutti i computer del governo erano stati programmati da Zangemann. Senza questi computer, non sarebbero stati più in grado di governare il paese. Così il parlamento emanò la legge, come richiesto da Zangemann:</text:p>
              <text:p/>
              <text:p>«Tutti i computer che non sono sotto il controllo di Zangemann sono proibiti. Chi ha riprogrammato i dispositivi di Zangemann verrà multato con 500.000 pezzi d’oro!».</text:p>
            </draw:text-box>
          </draw:frame>
        </presentation:notes>
      </draw:page>
      <draw:page draw:name="page20" draw:style-name="dp1" draw:master-page-name="Sub_20_Headline" presentation:presentation-page-layout-name="AL1T1">
        <office:forms form:automatic-focus="false" form:apply-design-mode="false"/>
        <draw:g>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0" presentation:class="page"/>
          <draw:frame presentation:style-name="pr6" draw:text-style-name="P3" draw:layer="layout" svg:width="16.799cm" svg:height="13.364cm" svg:x="2.1cm" svg:y="14.107cm" presentation:class="notes" presentation:user-transformed="true">
            <draw:text-box>
              <text:p text:style-name="P2">Quando Ada e i suoi amici ne sentirono parlare, erano veramente furiosi. «È tutto così ingiusto. Abbiamo convertito e riprogrammato i nostri skateboard da soli. Ora funzionano molto meglio. Non permetteremo a nessuno di portarceli via!».</text:p>
              <text:p text:style-name="P2"/>
              <text:p text:style-name="P2">Si incontrarono davanti ad una delle macchine per il gelato che erano state modificate da loro e discussero della situazione. Era chiaro che qualcosa doveva essere fatto contro la nuova legge, ed elaborarono quindi un piano…</text:p>
            </draw:text-box>
          </draw:frame>
        </presentation:notes>
      </draw:page>
      <draw:page draw:name="page21" draw:style-name="dp1" draw:master-page-name="Sub_20_Headline" presentation:presentation-page-layout-name="AL1T1">
        <office:forms form:automatic-focus="false" form:apply-design-mode="false"/>
        <draw:g>
          <draw:frame draw:style-name="gr1" draw:text-style-name="P1" draw:layer="layout" svg:width="15.1cm" svg:height="15.53cm" svg:x="14cm" svg:y="0cm">
            <draw:image xlink:href="../images/ada-p41.png" xlink:type="simple" xlink:show="embed" xlink:actuate="onLoad" draw:mime-type="image/png">
              <text:p/>
            </draw:image>
          </draw:frame>
          <draw:frame draw:style-name="gr1" draw:text-style-name="P1" draw:layer="layout" svg:width="15.1cm" svg:height="15.52cm" svg:x="-1.1cm" svg:y="0cm">
            <draw:image xlink:href="../images/ada-p4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1" presentation:class="page"/>
          <draw:frame presentation:style-name="pr12" draw:text-style-name="P2" draw:layer="layout" svg:width="16.799cm" svg:height="17.539cm" svg:x="2.1cm" svg:y="14.107cm" presentation:class="notes" presentation:user-transformed="true">
            <draw:text-box>
              <text:p>Il giorno dopo non andarono a scuola. Con i loro skateboard e con grandi cartelli e striscioni di protesta sotto il braccio, andarono invece fino al parlamento e si sedettero lì davanti. La sera prima, su alcuni cartelli avevano attaccato delle luci LED, che ora lampeggiavano vivacemente. Avevano collegato assieme le loro casse, in modo che chiunque si trovasse in strada potesse sentire quello che dicevano. Alcuni passanti si fermarono e chiesero ai bambini per che cosa stavano protestando.</text:p>
              <text:p/>
              <text:p>«Per la libertà del software!» risposero in coro, e raccontarono agli adulti la loro storia. Impressionati dalla vicenda, gli adulti annuirono con la testa, e il Presidente sbirciò con curiosità i loro striscioni prima di entrare nell’edificio.</text:p>
              <text:p/>
              <text:p>Il giorno dopo, Ada e i suoi amici andarono di nuovo di fronte al parlamento. Questa volta con ulteriore sostegno: c’erano anche alcuni compagni di scuola a cui Ada aveva riprogrammato gli skateboard. Anche il papà di Toni e altri adulti vollero sostenere la protesta. Avevano trovato molto utili i dispositivi modificati dai bambini.</text:p>
              <text:p/>
              <text:p>Con ogni giorno che passava, sempre più bambini e adulti si univano alla protesta. L’autista del bus che era stata aiutata con le sue piante venne davanti al parlamento con il suo autobus. Suonò forte il clacson per attirare l’attenzione di ancora più persone sulla protesta. Il bidello portò alcuni amici, e il papà di Toni venne con i suoi colleghi, tutti indossando cravatte stirate automaticamente. Venne anche la maestra di matematica. Il numero di manifestanti diventò sempre più grande e, dopo alcune settimane, la protesta non era limitata solo alla città di Ada: no, adesso si protestava ovunque nel Paese.</text:p>
              <text:p/>
              <text:p>Ada protestò ogni settimana davanti al parlamento, anche quando pioveva a dirotto. In un giorno di pioggia, il Presidente passò davanti ai bambini bagnati e gocciolanti e non poté fare a meno di ammirare la loro tenacia. Chiese quindi ad Ada: «Perché vi sedete qui ogni giorno? Cosa volete ottenere?». Ada rispose: «Vogliamo decidere da soli cosa possiamo fare con i nostri computer e cosa no», e i suoi amici e le sue amiche gridarono in coro: «Vogliamo il codice libero! Vogliamo il codice libero!».</text:p>
              <text:p/>
              <text:p>Il Presidente scrutò i visi determinati dei bambini. Ad essere del tutto onesti, anche lui avrebbe voluto che il governo potesse decidere da sé cosa fosse permesso fare con i propri computer e cosa no. Ma non sapeva nulla di computer e di codice e quindi aveva sempre lasciato la gestione a Zangemann. Assorto da questi pensieri, il Presidente entrò quindi in parlamento.</text:p>
              <text:p/>
            </draw:text-box>
          </draw:frame>
        </presentation:notes>
      </draw:page>
      <draw:page draw:name="page2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g>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draw:g>
        <presentation:notes draw:style-name="dp2">
          <office:forms form:automatic-focus="false" form:apply-design-mode="false"/>
          <draw:page-thumbnail draw:style-name="gr3" draw:layer="layout" svg:width="0.001cm" svg:height="0.001cm" svg:x="0cm" svg:y="2.257cm" draw:page-number="22" presentation:class="page"/>
          <draw:frame presentation:style-name="pr13" draw:text-style-name="P2" draw:layer="layout" svg:width="16.799cm" svg:height="13.747cm" svg:x="2.1cm" svg:y="14.107cm" presentation:class="notes" presentation:user-transformed="true">
            <draw:text-box>
              <text:p>Il giorno il Presidente dopo invitò Ada e i suoi amici ad entrare. «Anche noi vorremmo essere in grado di gestire il nostro software. Ma per farlo, il governo non dovrà più dipendere da Zangemann. Potreste dirmi cosa sapete dei programmi per computer?» chiese loro il Presidente. I bambini spiegarono quindi con molto entusiasmo come funzionava e cosa si sarebbe potuto fare con il software. Il Presidente era letteralmente meravigliato.</text:p>
              <text:p/>
              <text:p>Con questa nuova consapevolezza, da ora in poi il suo governo sarebbe stato in grado di progettare il proprio software come voleva, senza Zangemann. Chiamò immediatamente i suoi consiglieri in una grande riunione e discussero insieme ai bambini che cosa avrebbero voluto cambiare e migliorare del software.</text:p>
              <text:p/>
              <text:p>Quella sera i bambini tornarono a casa orgogliosi e soddisfatti. Finalmente qualcosa era cambiato! La loro lunga protesta aveva dato i suoi frutti.</text:p>
              <text:p/>
              <text:p>La mattina seguente il telefono iniziò a squillare molto presto nell’edificio del governo. Era Zangemann. Arrabbiato più che mai, parlò con il Presidente. «Senza di me, i computer del governo non funzioneranno più», minacciò. Ma il Presidente tagliò corto e riattaccò velocemente il telefono. Il telefono suonò molte altre volte ancora quel giorno, ma nessuno rispose più. Il Presidente era impegnato in una riunione insieme ad Ada, Toni, Marie, Conrad e agli esperti del governo.</text:p>
              <text:p/>
              <text:p>Durante i giorni successivi, discussero da mattina fino a tarda sera e progettarono i primi programmi per i computer del governo. Non erano più disturbati dalle telefonate di Zangemann, perché Toni ebbe la magnifica idea di riprogrammare i telefoni. Quando Zangemann chiamava, veniva riprodotto un annuncio automatico: «Il governo vuole utilizzare solo software che può liberamente usare, studiare, condividere e migliorare. Grazie per aver chiamato».</text:p>
              <text:p/>
            </draw:text-box>
          </draw:frame>
        </presentation:notes>
      </draw:page>
      <draw:page draw:name="page23" draw:style-name="dp1" draw:master-page-name="Sub_20_Headline" presentation:presentation-page-layout-name="AL1T1">
        <office:forms form:automatic-focus="false" form:apply-design-mode="false"/>
        <draw:g>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3" presentation:class="page"/>
          <draw:frame presentation:style-name="pr14" draw:text-style-name="P2" draw:layer="layout" svg:width="16.799cm" svg:height="3.793cm" svg:x="2.1cm" svg:y="14.107cm" presentation:class="notes" presentation:user-transformed="true">
            <draw:text-box>
              <text:p>Infine, dopo molte settimane di proteste e di discussioni, era giunto finalmente il momento: il parlamento abolì la vecchia legge di Zangemann! Fu invece proclamato:</text:p>
              <text:p/>
              <text:p>«Ognuno può programmare il proprio computer come vuole, purché lo si faccia rispettando le altre leggi».</text:p>
              <text:p/>
              <text:p>Venne inoltre introdotta una nuova materia scolastica: computer e programmazione.</text:p>
              <text:p/>
            </draw:text-box>
          </draw:frame>
        </presentation:notes>
      </draw:page>
      <draw:page draw:name="page24"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draw:page-thumbnail draw:style-name="gr3" draw:layer="layout" svg:width="0.001cm" svg:height="0.001cm" svg:x="0cm" svg:y="2.257cm" draw:page-number="24" presentation:class="page"/>
          <draw:frame presentation:style-name="pr15" draw:text-style-name="P2" draw:layer="layout" svg:width="16.799cm" svg:height="4.741cm" svg:x="2.1cm" svg:y="14.107cm" presentation:class="notes" presentation:user-transformed="true">
            <draw:text-box>
              <text:p>La sera stessa, tutti fecero una grande festa insieme. Ada, Alan, Toni, Marie, Conrad, gli altri bambini della scuola e i loro genitori, il Presidente, la maestra Gernet, l’autista dell’autobus, il bidello: erano tutti lì. Decorarono le strade, ascoltarono musica ad alto volume e per festeggiare mangiarono quanto gelato volevano, in tutte le forme e colori concepibili.</text:p>
              <text:p/>
              <text:p>Mentre gli altri continuarono fino a tarda notte, Ada, Toni, Marie e Conrad se ne sgattaiolarono via dalla festa e tornarono al loro laboratorio. Avevano già un sacco di altre idee per nuove invenzioni. E volevano mettersi subito al lavoro.</text:p>
              <text:p/>
            </draw:text-box>
          </draw:frame>
        </presentation:notes>
      </draw:page>
      <draw:page draw:name="page25"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draw:page-thumbnail draw:style-name="gr3" draw:layer="layout" svg:width="0.001cm" svg:height="0.001cm" svg:x="0cm" svg:y="2.257cm" draw:page-number="25" presentation:class="page"/>
          <draw:frame presentation:style-name="pr16" draw:text-style-name="P2" draw:layer="layout" svg:width="16.799cm" svg:height="4.267cm" svg:x="2.1cm" svg:y="14.107cm" presentation:class="notes" presentation:user-transformed="true">
            <draw:text-box>
              <text:p>E Zangemann? Nessuno l’ha più sentito. Forse è ancora infuriato nella sua enorme villa e sta seduto tutto arrabbiato davanti al suo computer dorato. Forse non osa più uscire in strada e ha barricato tutte le finestre della sua casa così da non doversi preoccupare di ciò che viene fatto con le sue invenzioni. Ma, magari, qualche volta guarda ancora il mondo attraverso il suo lungo cannocchiale per vedere ciò che i bambini inventano di nuovo ogni giorno. Forse si ricorderà di quanto si sia divertito quando smanettava e sperimentava. E forse, ma solo forse, sarà lì a leccarsi un gelato al lampone a forma di piramide con sopra una spolverata di codette arcobaleno.</text:p>
            </draw:text-box>
          </draw:frame>
        </presentation:notes>
      </draw:page>
      <draw:page draw:name="page26" draw:style-name="dp1" draw:master-page-name="Sub_20_Headline" presentation:presentation-page-layout-name="AL1T1">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5" draw:text-style-name="P5" draw:layer="layout" svg:width="10.6cm" svg:height="1.432cm" svg:x="2.6cm" svg:y="13.6cm">
          <draw:text-box>
            <text:p text:style-name="P4"><text:span text:style-name="T2"><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draw:mime-type="image/png">
            <text:p/>
          </draw:image>
        </draw:frame>
        <draw:frame draw:style-name="gr7" draw:text-style-name="P7" draw:layer="layout" svg:width="13.4cm" svg:height="5.246cm" svg:x="1.2cm" svg:y="1cm">
          <draw:text-box>
            <text:p text:style-name="P6"><text:span text:style-name="T3">Il libro “Ada &amp; Zangemann – Una storia che parla di software, skateboard e galato al lampone” di Matthias Kirschner e Sandra Brandstätter, è dato con la licenza "Creative Commons Attribution-Share Alike 3.0 Germania (CC BY-SA 3.0 DE)".</text:span></text:p>
            <text:p text:style-name="P6"><text:span text:style-name="T3"/></text:p>
            <text:p text:style-name="P6"><text:span text:style-name="T3"><text:a xlink:href="https://creativecommons.org/licenses/by-sa/3.0/de/" xlink:type="simple">https://creativecommons.org/licenses/by-sa/3.0/de/</text:a></text:span></text:p>
            <text:p text:style-name="P6"><text:span text:style-name="T3"/></text:p>
          </draw:text-box>
        </draw:frame>
        <presentation:notes draw:style-name="dp2">
          <draw:page-thumbnail draw:style-name="gr3" draw:layer="layout" svg:width="0.001cm" svg:height="0.001cm" svg:x="0cm" svg:y="2.257cm" draw:page-number="26" presentation:class="page"/>
          <draw:frame presentation:style-name="pr6" draw:text-style-name="P8" draw:layer="layout" svg:width="16.799cm" svg:height="13.364cm" svg:x="2.1cm" svg:y="14.107cm" presentation:class="notes" presentation:user-transformed="true">
            <draw:text-box>
              <text:p>FINE</text:p>
              <text:p/>
              <text:p>Un grandissimo applauso per Sandra e le sue magnifiche illustrazioni!!!</text:p>
              <text:p/>
              <text:p>Da questo gruppo vogliamo ringraziare ......</text:p>
              <text:p/>
            </draw:text-box>
          </draw:frame>
          <draw:frame draw:style-name="gr8" draw:text-style-name="P9" draw:layer="layout" svg:width="16.799cm" svg:height="13.364cm" svg:x="2.101cm" svg:y="14.107cm">
            <draw:text-box>
              <text:p/>
            </draw:text-box>
          </draw:frame>
          <draw:frame draw:style-name="gr8" draw:text-style-name="P9"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Marathi1" svg:font-family="'Lohit Marathi'"/>
    <style:font-face style:name="Liberation Serif" svg:font-family="'Liberation Serif', 'Times New Roman'" style:font-family-generic="roman"/>
    <style:font-face style:name="Liberation Sans1" svg:font-family="'Liberation Sans'" style:font-pitch="variable"/>
    <style:font-face style:name="Lohit Marathi" svg:font-family="'Lohit Marathi'" style:font-pitch="variable"/>
    <style:font-face style:name="Roboto" svg:font-family="Roboto"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roman" style:font-pitch="variable"/>
    <style:font-face style:name="Roboto1" svg:font-family="Roboto" style:font-family-generic="roman" style:font-pitch="variable"/>
    <style:font-face style:name="DejaVu Sans1" svg:font-family="'DejaVu Sans'" style:font-family-generic="system" style:font-pitch="variable"/>
    <style:font-face style:name="Liberation Serif3" svg:font-family="'Liberation Serif', 'Times New Roman'" style:font-family-generic="system" style:font-pitch="variable"/>
    <style:font-face style:name="Lohit Devanagari1" svg:font-family="'Lohit Devanagari'" style:font-family-generic="system" style:font-pitch="variable"/>
    <style:font-face style:name="Lohit Marathi2" svg:font-family="'Lohit Marath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2" fo:font-size="24pt" fo:language="it" fo:country="IT"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fo:font-size="12pt" fo:language="it" fo:country="IT" style:font-name-asian="DejaVu Sans" style:font-family-asian="'DejaVu Sans'" style:font-family-generic-asian="roman" style:font-pitch-asian="variable" style:font-size-asian="12pt" style:language-asian="it" style:country-asian="IT" style:font-name-complex="Lohit Marathi"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 fo:font-family="'Liberation Serif', 'Times New Roman'" style:font-family-generic="roman" fo:font-size="10pt" style:font-name-asian="Liberation Serif" style:font-family-asian="'Liberation Serif', 'Times New Roman'" style:font-family-generic-asian="roman" style:font-name-complex="Liberation Serif" style:font-family-complex="'Liberation Serif', 'Times New Roman'" style:font-family-generic-complex="roman" style:font-size-complex="10pt"/>
    </style:style>
    <style:style style:name="Indice" style:family="graphic">
      <style:paragraph-properties style:text-autospace="none"/>
      <style:text-properties style:font-name-complex="Lohit Marathi1"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1"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1"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6pt" style:font-style-asian="normal" style:font-weight-asian="normal" style:font-name-complex="DejaVu Sans1"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1" style:font-family-asian="'DejaVu Sans'" style:font-family-generic-asian="system" style:font-pitch-asian="variable" style:font-size-asian="60pt" style:font-style-asian="normal" style:font-weight-asian="bold" style:font-name-complex="DejaVu Sans1"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it" fo:country="I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loext:opacity="10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1" style:font-family-asian="'DejaVu Sans'" style:font-family-generic-asian="system" style:font-pitch-asian="variable" style:font-size-asian="60pt" style:font-style-asian="normal" style:font-weight-asian="bold" style:font-name-complex="DejaVu Sans1"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pt" style:font-style-asian="normal" style:font-weight-asian="normal" style:font-name-complex="DejaVu Sans1"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 style:font-size-asian="14pt" style:font-style-asian="normal" style:font-weight-asian="bold" style:font-name-complex="DejaVu Sans"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3-02-06T13:19:30.109044443</dc:date>
    <meta:editing-duration>PT4H49M32S</meta:editing-duration>
    <meta:editing-cycles>36</meta:editing-cycles>
    <meta:generator>LibreOffice/7.1.3.2$Linux_X86_64 LibreOffice_project/10$Build-2</meta:generator>
    <dc:creator>Luca Bonissi</dc:creator>
    <meta:document-statistic meta:object-count="189"/>
  </office:meta>
</office:document-meta>
</file>